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TableColumn7" style:family="table-column">
      <style:table-column-properties style:column-width="1.6527in"/>
    </style:style>
    <style:style style:name="TableColumn8" style:family="table-column">
      <style:table-column-properties style:column-width="2.0277in"/>
    </style:style>
    <style:style style:name="TableColumn9" style:family="table-column">
      <style:table-column-properties style:column-width="2.0277in"/>
    </style:style>
    <style:style style:name="Table6" style:family="table">
      <style:table-properties style:width="5.7083in" fo:margin-left="0in" table:align="left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Row17" style:family="table-row">
      <style:table-row-properties style:min-row-height="0.4166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23" style:parent-style-name="DefaultParagraphFont" style:family="text">
      <style:text-properties style:font-name="Arial Unicode MS" style:font-name-asian="Times New Roman" style:font-name-complex="Calibri" fo:color="#000000" style:letter-kerning="false" fo:font-size="10pt" style:font-size-asian="10pt" style:font-size-complex="10pt" style:language-asian="en" style:country-asian="IN"/>
    </style:style>
    <style:style style:name="T2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25" style:parent-style-name="DefaultParagraphFont" style:family="text">
      <style:text-properties style:font-name="Arial Unicode MS" style:font-name-asian="Times New Roman" style:font-name-complex="Calibri" fo:color="#000000" style:letter-kerning="false" fo:font-size="10pt" style:font-size-asian="10pt" style:font-size-complex="10pt" style:language-asian="en" style:country-asian="IN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29" style:parent-style-name="DefaultParagraphFont" style:family="text">
      <style:text-properties style:font-name="Arial Unicode MS" style:font-name-asian="Times New Roman" style:font-name-complex="Calibri" fo:color="#000000" style:letter-kerning="false" fo:font-size="10pt" style:font-size-asian="10pt" style:font-size-complex="10pt" style:language-asian="en" style:country-asian="IN"/>
    </style:style>
    <style:style style:name="T3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31" style:parent-style-name="DefaultParagraphFont" style:family="text">
      <style:text-properties style:font-name="Arial Unicode MS" style:font-name-asian="Times New Roman" style:font-name-complex="Calibri" fo:color="#000000" style:letter-kerning="false" fo:font-size="10pt" style:font-size-asian="10pt" style:font-size-complex="10pt" style:language-asian="en" style:country-asian="IN"/>
    </style:style>
    <style:style style:name="TableRow32" style:family="table-row">
      <style:table-row-properties style:min-row-height="0.4166in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Row39" style:family="table-row">
      <style:table-row-properties style:min-row-height="0.4166in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Row46" style:family="table-row">
      <style:table-row-properties style:min-row-height="0.4166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50" style:parent-style-name="DefaultParagraphFont" style:family="text">
      <style:text-properties style:font-name="Arial Unicode MS" style:font-name-asian="Times New Roman" style:font-name-complex="Calibri" fo:font-weight="bold" style:font-weight-asian="bold" style:font-weight-complex="bold" fo:color="#000000" style:letter-kerning="false" fo:font-size="10pt" style:font-size-asian="10pt" style:font-size-complex="10pt" style:language-asian="en" style:country-asian="IN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56" style:parent-style-name="DefaultParagraphFont" style:family="text">
      <style:text-properties style:font-name="Arial Unicode MS" style:font-name-asian="Times New Roman" style:font-name-complex="Calibri" fo:color="#000000" style:letter-kerning="false" fo:font-size="10pt" style:font-size-asian="10pt" style:font-size-complex="10pt" style:language-asian="en" style:country-asian="IN"/>
    </style:style>
    <style:style style:name="TableRow57" style:family="table-row">
      <style:table-row-properties style:min-row-height="0.4166in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Row64" style:family="table-row">
      <style:table-row-properties style:min-row-height="0.625i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en" style:country-asian="IN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P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Simple<text:s/>custom<text:s/><text:s/>iterator</text:p>
      <text:p text:style-name="Normal">class Counter:</text:p>
      <text:p text:style-name="Normal"><text:s text:c="4"/>def __init__(self, start, end):</text:p>
      <text:p text:style-name="Normal"><text:s text:c="8"/>self.current = start</text:p>
      <text:p text:style-name="Normal"><text:s text:c="8"/>self.end = end</text:p>
      <text:p text:style-name="Normal"/>
      <text:p text:style-name="Normal"><text:s text:c="4"/>def __iter__(self):</text:p>
      <text:p text:style-name="Normal"><text:s text:c="8"/>return self</text:p>
      <text:p text:style-name="Normal"/>
      <text:p text:style-name="Normal"><text:s text:c="4"/>def __next__(self):</text:p>
      <text:p text:style-name="Normal"><text:s text:c="8"/>if self.current &lt;= self.end:</text:p>
      <text:p text:style-name="Normal"><text:s text:c="12"/>value = self.current</text:p>
      <text:p text:style-name="Normal"><text:s text:c="12"/>self.current += 1</text:p>
      <text:p text:style-name="Normal"><text:s text:c="12"/>return value</text:p>
      <text:p text:style-name="Normal"><text:s text:c="8"/>else:</text:p>
      <text:p text:style-name="Normal"><text:s text:c="12"/>raise StopIteration</text:p>
      <text:p text:style-name="Normal"/>
      <text:p text:style-name="Normal"/>
      <text:p text:style-name="Normal"># Using the iterator</text:p>
      <text:p text:style-name="Normal">for num in Counter(1, 5):</text:p>
      <text:p text:style-name="Normal"><text:s text:c="4"/>print(num)</text:p>
      <text:p text:style-name="P2"/>
      <text:p text:style-name="Normal">iterator without defining a class</text:p>
      <text:p text:style-name="Normal"/>
      <text:p text:style-name="Normal">nums = [1, 2, 3, 4, 5]</text:p>
      <text:p text:style-name="Normal"/>
      <text:p text:style-name="Normal"># Create iterator from list</text:p>
      <text:p text:style-name="Normal">it = iter(nums)</text:p>
      <text:p text:style-name="Normal"/>
      <text:p text:style-name="Normal">print(next(it)) <text:s/># 1</text:p>
      <text:p text:style-name="Normal">print(next(it)) <text:s/># 2</text:p>
      <text:soft-page-break/>
      <text:p text:style-name="Normal">print(next(it)) <text:s/># 3</text:p>
      <text:p text:style-name="P3"/>
      <text:p text:style-name="Normal">Generators</text:p>
      <text:p text:style-name="Normal"/>
      <text:p text:style-name="Normal">def counter(start, end):</text:p>
      <text:p text:style-name="Normal"><text:s text:c="4"/>while start &lt;= end:</text:p>
      <text:p text:style-name="Normal"><text:s text:c="8"/>yield start</text:p>
      <text:p text:style-name="Normal"><text:s text:c="8"/>start += 1</text:p>
      <text:p text:style-name="Normal"/>
      <text:p text:style-name="Normal">it = counter(1, 5)</text:p>
      <text:p text:style-name="Normal"/>
      <text:p text:style-name="Normal">print(next(it)) <text:s/># 1</text:p>
      <text:p text:style-name="Normal">print(next(it)) <text:s/># 2</text:p>
      <text:p text:style-name="Normal"/>
      <text:p text:style-name="Normal"/>
      <text:p text:style-name="Normal">A<text:s/><text:span text:style-name="T4">generator function automatically creates an iterator object</text:span><text:s/>behind the scenes —<text:line-break/>it implements both __iter__() and __next__() for you.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spect</text:p>
          </table:table-cell>
          <table:table-cell table:style-name="TableCell13">
            <text:p text:style-name="P14">Generator</text:p>
          </table:table-cell>
          <table:table-cell table:style-name="TableCell15">
            <text:p text:style-name="P16">Custom Iterator (Class)</text:p>
          </table:table-cell>
        </table:table-row>
        <table:table-row table:style-name="TableRow17">
          <table:table-cell table:style-name="TableCell18">
            <text:p text:style-name="P19">Definition</text:p>
          </table:table-cell>
          <table:table-cell table:style-name="TableCell20">
            <text:p text:style-name="P21"><text:span text:style-name="T22">Defined using<text:s/></text:span><text:span text:style-name="T23">def</text:span><text:span text:style-name="T24"><text:s/>and<text:s/></text:span><text:span text:style-name="T25">yield</text:span></text:p>
          </table:table-cell>
          <table:table-cell table:style-name="TableCell26">
            <text:p text:style-name="P27"><text:span text:style-name="T28">Defined using a class with<text:s/></text:span><text:span text:style-name="T29">__iter__()</text:span><text:span text:style-name="T30"><text:s/>and<text:s/></text:span><text:span text:style-name="T31">__next__()</text:span></text:p>
          </table:table-cell>
        </table:table-row>
        <table:table-row table:style-name="TableRow32">
          <table:table-cell table:style-name="TableCell33">
            <text:p text:style-name="P34">Memory Usage</text:p>
          </table:table-cell>
          <table:table-cell table:style-name="TableCell35">
            <text:p text:style-name="P36">Lightweight, automatically handles state</text:p>
          </table:table-cell>
          <table:table-cell table:style-name="TableCell37">
            <text:p text:style-name="P38">More verbose; state handled manually</text:p>
          </table:table-cell>
        </table:table-row>
        <table:table-row table:style-name="TableRow39">
          <table:table-cell table:style-name="TableCell40">
            <text:p text:style-name="P41">Ease of Use</text:p>
          </table:table-cell>
          <table:table-cell table:style-name="TableCell42">
            <text:p text:style-name="P43">Simple to write and read</text:p>
          </table:table-cell>
          <table:table-cell table:style-name="TableCell44">
            <text:p text:style-name="P45">Requires extra boilerplate code</text:p>
          </table:table-cell>
        </table:table-row>
        <table:table-row table:style-name="TableRow46">
          <table:table-cell table:style-name="TableCell47">
            <text:p text:style-name="P48"><text:span text:style-name="T49">Automatic<text:s/></text:span><text:span text:style-name="T50">StopIteration</text:span></text:p>
          </table:table-cell>
          <table:table-cell table:style-name="TableCell51">
            <text:p text:style-name="P52">Raised automatically when function ends</text:p>
          </table:table-cell>
          <table:table-cell table:style-name="TableCell53">
            <text:p text:style-name="P54"><text:span text:style-name="T55">Must be raised explicitly in<text:s/></text:span><text:span text:style-name="T56">__next__()</text:span></text:p>
          </table:table-cell>
        </table:table-row>
        <table:table-row table:style-name="TableRow57">
          <table:table-cell table:style-name="TableCell58">
            <text:p text:style-name="P59">State Management</text:p>
          </table:table-cell>
          <table:table-cell table:style-name="TableCell60">
            <text:p text:style-name="P61">Automatically preserved between yields</text:p>
          </table:table-cell>
          <table:table-cell table:style-name="TableCell62">
            <text:p text:style-name="P63">Must manually maintain and update state variables</text:p>
          </table:table-cell>
        </table:table-row>
        <table:table-row table:style-name="TableRow64">
          <table:table-cell table:style-name="TableCell65">
            <text:p text:style-name="P66">Use Case</text:p>
          </table:table-cell>
          <table:table-cell table:style-name="TableCell67">
            <text:p text:style-name="P68">Ideal for quick, sequential data generation</text:p>
          </table:table-cell>
          <table:table-cell table:style-name="TableCell69">
            <text:p text:style-name="P70">Useful when you need more control or complex iteration logic</text:p>
          </table:table-cell>
        </table:table-row>
      </table:table>
      <text:p text:style-name="Normal"/>
      <text:p text:style-name="P71"/>
      <text:p text:style-name="Normal"/>
      <text:soft-page-break/>
      <text:p text:style-name="Normal"><text:line-break/>def counter(start,end):<text:line-break/><text:s text:c="4"/>while(start &lt;= end ):<text:line-break/><text:s text:c="8"/>yield start<text:line-break/><text:s text:c="8"/>start += 1<text:line-break/><text:line-break/>for num in counter(1,5):<text:line-break/><text:s text:c="4"/>print(num)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pali Waykole</meta:initial-creator>
    <dc:creator>Rupali Waykole</dc:creator>
    <meta:creation-date>2025-10-07T10:57:00Z</meta:creation-date>
    <dc:date>2025-10-07T11:52:00Z</dc:date>
    <meta:template xlink:href="Normal" xlink:type="simple"/>
    <meta:editing-cycles>1</meta:editing-cycles>
    <meta:editing-duration>PT1560S</meta:editing-duration>
    <meta:document-statistic meta:page-count="3" meta:paragraph-count="3" meta:word-count="248" meta:character-count="1661" meta:row-count="11" meta:non-whitespace-character-count="1416"/>
  </office:meta>
</office:document-meta>
</file>